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turnValueHandler.handleReturnValue( @ Nullable Object value , MethodParameter returnType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eturnValueHandler.saveValue(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turnValueHandler.getLas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